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e54" officeooo:paragraph-rsid="00029e54"/>
    </style:style>
    <style:style style:name="T1" style:family="text">
      <style:text-properties officeooo:rsid="0003293f"/>
    </style:style>
    <style:style style:name="T2" style:family="text">
      <style:text-properties officeooo:rsid="0004e172"/>
    </style:style>
    <style:style style:name="T3" style:family="text">
      <style:text-properties officeooo:rsid="00062ec4"/>
    </style:style>
    <style:style style:name="T4" style:family="text">
      <style:text-properties officeooo:rsid="00071d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lthcare Data Engineering report</text:p>
      <text:p text:style-name="P1">Task 1:</text:p>
      <text:p text:style-name="P1">-&gt; The data provided contains a million rows</text:p>
      <text:p text:style-name="P1">-&gt; <text:span text:style-name="T1">51549</text:span> encounter_id’s found to be duplicates</text:p>
      <text:p text:style-name="P1">-&gt; <text:span text:style-name="T1">No data for release date earlier than admission date, all date set accordingly</text:span></text:p>
      <text:p text:style-name="P1">-&gt; <text:span text:style-name="T2">All patient age are correctly set form 1months to 101yrs old</text:span></text:p>
      <text:p text:style-name="P1">-&gt; <text:span text:style-name="T3">All emails contains the character @</text:span></text:p>
      <text:p text:style-name="P1">-&gt; <text:span text:style-name="T3">Snn structure is correct as ‘xxx-xx-xxxx’</text:span></text:p>
      <text:p text:style-name="P1">-&gt; None<text:span text:style-name="T4"> error is found, data is well writt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2:58:37.959608932</meta:creation-date>
    <dc:date>2025-12-10T14:32:25.537563075</dc:date>
    <meta:editing-duration>PT8M4S</meta:editing-duration>
    <meta:editing-cycles>1</meta:editing-cycles>
    <meta:document-statistic meta:table-count="0" meta:image-count="0" meta:object-count="0" meta:page-count="1" meta:paragraph-count="9" meta:word-count="70" meta:character-count="401" meta:non-whitespace-character-count="340"/>
    <meta:generator>LibreOffice/25.8.3.2$Linux_X86_64 LibreOffice_project/580$Build-2</meta:generator>
  </office:meta>
</office:document-meta>
</file>